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9327in"/>
    </style:style>
    <style:style style:name="co5" style:family="table-column">
      <style:table-column-properties fo:break-before="auto" style:column-width="5.3272in"/>
    </style:style>
    <style:style style:name="co7" style:family="table-column">
      <style:table-column-properties fo:break-before="auto" style:column-width="5.3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1.2638in" fo:break-before="auto" style:use-optimal-row-height="true"/>
    </style:style>
    <style:style style:name="ro4" style:family="table-row">
      <style:table-row-properties style:row-height="0.9535in" fo:break-before="auto" style:use-optimal-row-height="true"/>
    </style:style>
    <style:style style:name="ro5" style:family="table-row">
      <style:table-row-properties style:row-height="3.9071in" fo:break-before="auto" style:use-optimal-row-height="true"/>
    </style:style>
    <style:style style:name="ro6" style:family="table-row">
      <style:table-row-properties style:row-height="2.1972in" fo:break-before="auto" style:use-optimal-row-height="true"/>
    </style:style>
    <style:style style:name="ro7" style:family="table-row">
      <style:table-row-properties style:row-height="6.7055in" fo:break-before="auto" style:use-optimal-row-height="true"/>
    </style:style>
    <style:style style:name="ro8" style:family="table-row">
      <style:table-row-properties style:row-height="0.6425in" fo:break-before="auto" style:use-optimal-row-height="true"/>
    </style:style>
    <style:style style:name="ro9" style:family="table-row">
      <style:table-row-properties style:row-height="0.4866in" fo:break-before="auto" style:use-optimal-row-height="true"/>
    </style:style>
    <style:style style:name="ro10" style:family="table-row">
      <style:table-row-properties style:row-height="2.5075in" fo:break-before="auto" style:use-optimal-row-height="true"/>
    </style:style>
    <style:style style:name="ro11" style:family="table-row">
      <style:table-row-properties style:row-height="0.7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>
      <style:text-properties fo:font-weight="normal" style:font-weight-asian="bold" style:font-weight-complex="bold"/>
    </style:style>
    <style:style style:name="ce5" style:family="table-cell" style:parent-style-name="Default">
      <style:text-properties style:font-name="Liberation Sans" fo:font-size="10pt" fo:language="en" fo:country="US" fo:font-weight="normal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Liberation Sans" style:font-name-asian="DejaVu Sans" style:font-name-complex="DejaVu Sans"/>
    </style:style>
    <style:style style:name="T3" style:family="text">
      <style:text-properties style:font-name="Liberation Sans" style:font-name-asian="DejaVu Sans" style:font-weight-asian="bold" style:font-name-complex="DejaVu Sans" style:font-weight-complex="bold"/>
    </style:style>
    <style:style style:name="T4" style:family="text">
      <style:text-properties style:font-weight-asian="bold" style:font-weight-complex="bold"/>
    </style:style>
    <style:style style:name="T5" style:family="text">
      <style:text-properties style:font-name="Liberation Sans" fo:font-weight="bold" style:font-name-asian="DejaVu Sans" style:font-weight-asian="bold" style:font-name-complex="DejaVu Sans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6" table:number-columns-repeated="1018" table:default-cell-style-name="ce2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Congestion Control</text:p>
          </table:table-cell>
          <table:table-cell table:style-name="ce5" table:formula="of:=TODAY()" office:value-type="date" office:date-value="2011-05-12">
            <text:p>05/12/11</text:p>
          </table:table-cell>
          <table:table-cell table:number-columns-repeated="1017"/>
        </table:table-row>
        <table:table-row table:style-name="ro2">
          <table:table-cell office:value-type="string">
            <text:p>connect() (ConnectEvent)</text:p>
          </table:table-cell>
          <table:table-cell/>
          <table:table-cell table:style-name="Default"/>
          <table:table-cell office:value-type="string">
            <text:p>Send SYN [SendPacket];</text:p>
            <text:p>→ SynSent</text:p>
          </table:table-cell>
          <table:table-cell table:style-name="Default" table:number-columns-repeated="4"/>
          <table:table-cell table:number-columns-repeated="1015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an send</text:p>
            <text:p><text:s text:c="2"/>If room in send buffer:</text:p>
            <text:p><text:s text:c="4"/>put in send buffer;</text:p>
            <text:p><text:s text:c="4"/>dispatch [SendBufferNotEmpty] event;</text:p>
            <text:p><text:s text:c="4"/>dispatch ResponseEvent (signaling that all data passed in is in the send buffer);</text:p>
            <text:p><text:s text:c="2"/>Else save SendEvent;</text:p>
            <text:p>Else:</text:p>
            <text:p><text:s text:c="2"/>Return error?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  <text:p/>
            <text:p><text:span text:style-name="T1"/>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SendBufferNotEmpty</text:p>
          </table:table-cell>
          <table:table-cell/>
          <table:table-cell table:style-name="Default"/>
          <table:table-cell/>
          <table:table-cell table:style-name="Default" office:value-type="string">
            <text:p>Send as much data as possible</text:p>
          </table:table-cell>
          <table:table-cell table:style-name="Default" table:number-columns-repeated="3"/>
          <table:table-cell table:number-columns-repeated="1015"/>
        </table:table-row>
        <table:table-row table:style-name="ro5">
          <table:table-cell office:value-type="string">
            <text:p>SendPacket</text:p>
          </table:table-cell>
          <table:table-cell office:value-type="string">
            <text:p/>
            <text:p/>
            <text:p/>
            <text:p>Call Reliability First</text:p>
            <text:p/>
            <text:p>NetworkSend (This happens last)</text:p>
          </table:table-cell>
          <table:table-cell table:style-name="Default" office:value-type="string">
            <text:p><text:span text:style-name="T1">THIS MUST HAPPEN FIRST</text:span></text:p>
            <text:p/>
            <text:p>#SYN</text:p>
            <text:p>If ISS == 0:</text:p>
            <text:p><text:s text:c="2"/>ISS (initial sequence number) ← 1;</text:p>
            <text:p><text:s text:c="2"/>SEG.SEQ ← ISS;</text:p>
            <text:p><text:s text:c="2"/>SEG.ACK ← RCV.NXT; # RCV.NXT should be set to 0 on init</text:p>
            <text:p><text:s text:c="2"/>SND.UNA ← ISS;</text:p>
            <text:p><text:s text:c="2"/>SND.NXT ← ISS + 1;</text:p>
            <text:p/>
            <text:p>Else: </text:p>
            <text:p><text:s text:c="2"/>SEG.SEQ ← SND.NXT;</text:p>
            <text:p><text:s text:c="2"/>SND.NXT ← SND.NXT + SEG.LEN;</text:p>
            <text:p/>
            <text:p>SEG.ACK ← RCV.NXT;</text:p>
            <text:p>if(SEG.ACK):</text:p>
            <text:p><text:s text:c="2"/>SEG.isAck ← True;</text:p>
            <text:p/>
            <text:p>If data (including SYN or FIN):</text:p>
            <text:p><text:s text:c="2"/># The first byte in the send buffer should always be represented by SND.UNA</text:p>
            <text:p><text:s text:c="2"/>Set timer according to RFC 2988</text:p>
            <text:p/>
            <text:p>If SYN or FIN:</text:p>
            <text:p><text:s text:c="2"/>Put SYN on SendBuffer;</text:p>
            <text:p><text:s text:c="2"/></text:p>
          </table:table-cell>
          <table:table-cell/>
          <table:table-cell table:style-name="Default" table:number-columns-repeated="4"/>
          <table:table-cell table:number-columns-repeated="1015"/>
        </table:table-row>
        <table:table-row table:style-name="ro6">
          <table:table-cell office:value-type="string">
            <text:p>TimerFired</text:p>
          </table:table-cell>
          <table:table-cell/>
          <table:table-cell table:style-name="Default" office:value-type="string">
            <text:p>if my timer:</text:p>
            <text:p><text:s text:c="2"/>Retransmit the earliest segment that has not been acknowledged by the receiver:</text:p>
            <text:p><text:s text:c="2"/>#Check for SYN or FIN in send buffer.</text:p>
            <text:p><text:s text:c="2"/>DataToSend ← SendBuffer[SND.UNA, SND.UNA + max data length)</text:p>
            <text:p><text:span text:style-name="T2"><text:s text:c="2"/></text:span><text:span text:style-name="T2">SEG.SEQ ← SND.UNA;</text:span></text:p>
            <text:p><text:s text:c="2"/>SND.NXT ← SND.UNA + SEG.LEN;</text:p>
            <text:p><text:s text:c="2"/>SEG.ACK ← RCV.NXT;</text:p>
            <text:p/>
            <text:p><text:s text:c="2"/>If SEG.ACK:</text:p>
            <text:p><text:s text:c="4"/>SEG.isAck ← True;</text:p>
            <text:p/>
            <text:p><text:s text:c="2"/>[ResendPacketEvent]</text:p>
            <text:p><text:s text:c="2"/>RTO ← RT0 * 2;</text:p>
            <text:p><text:s text:c="2"/>Start timer again;</text:p>
          </table:table-cell>
          <table:table-cell table:style-name="ce4" office:value-type="string">
            <text:p><text:span text:style-name="T4">if my timer &amp;&amp; state == TimeWait:</text:span></text:p>
            <text:p><text:span text:style-name="T4"><text:s/>→ </text:span><text:span text:style-name="T4">Closed;</text:span></text:p>
            <text:p><text:span text:style-name="T4"><text:s/></text:span><text:span text:style-name="T4">Dispatch [DeleteSocketEvent];</text:span></text:p>
          </table:table-cell>
          <table:table-cell table:style-name="Default" table:number-columns-repeated="4"/>
          <table:table-cell table:number-columns-repeated="1015"/>
        </table:table-row>
        <table:table-row table:style-name="ro1">
          <table:table-cell office:value-type="string">
            <text:p>ResendPacket</text:p>
          </table:table-cell>
          <table:table-cell table:style-name="Default" office:value-type="string">
            <text:p>[NetworkSendPacketEvent]</text:p>
          </table:table-cell>
          <table:table-cell table:style-name="Default"/>
          <table:table-cell/>
          <table:table-cell table:style-name="Default" table:number-columns-repeated="4"/>
          <table:table-cell table:number-columns-repeated="1015"/>
        </table:table-row>
        <table:table-row table:style-name="ro7">
          <table:table-cell office:value-type="string">
            <text:p>NetworkReceivePacket</text:p>
          </table:table-cell>
          <table:table-cell table:style-name="Default" office:value-type="string">
            <text:p><text:span text:style-name="T1"># Do we have a valid ACK number?</text:span></text:p>
            <text:p>If ACK:</text:p>
            <text:p><text:s text:c="2"/>Valid ← SND.UNA &lt;= SEG.ACK &lt;= SND.NXT;</text:p>
            <text:p><text:s text:c="2"/>If NOT Valid:</text:p>
            <text:p><text:s text:c="4"/>Reliability();</text:p>
            <text:p><text:s text:c="4"/>Return;</text:p>
            <text:p/>
            <text:p/>
            <text:p><text:span text:style-name="T1"># Do we have a valid SEQ number?</text:span></text:p>
            <text:p># this is the validity checks defined on page 69 of the RFC 793.</text:p>
            <text:p># the only other thing this check will need to do is if no context exists (RCV.NXT == 0),</text:p>
            <text:p># return true</text:p>
            <text:p>If NOT R.is_valid(window size):</text:p>
            <text:p><text:s text:c="4"/>Send ack; # put this in reliability?</text:p>
            <text:p><text:s text:c="4"/>Return;</text:p>
            <text:p/>
            <text:p>If a segment's contents straddle the boundary between old and new, only the new parts should be processed.</text:p>
            <text:p/>
            <text:p><text:span text:style-name="T2">If FIN &amp;&amp; (receive buffer not empty OR R.queue() is not empty):</text:span></text:p>
            <text:p><text:span text:style-name="T2"><text:s/></text:span><text:span text:style-name="T2">Save Event;</text:span></text:p>
            <text:p><text:span text:style-name="T2"><text:s/></text:span><text:span text:style-name="T2">Return;</text:span></text:p>
            <text:p/>
            <text:p><text:span text:style-name="T2">Reliability()</text:span></text:p>
            <text:p>connection_manager()</text:p>
            <text:p/>
            <text:p># check to see if we are in established</text:p>
            <text:p>If can_send() &amp;&amp; if SND.UNA &lt; SEG.ACK &lt;= SND.NXT:</text:p>
            <text:p><text:s text:c="2"/># The only thing we need to do in congestion control is read the ack number.</text:p>
            <text:p><text:s text:c="2"/>congestion_control()</text:p>
            <text:p/>
            <text:p>assert(the total of RCV.NXT and RCV.WND is not reduced) # page 74</text:p>
            <text:p/>
            <text:p><text:span text:style-name="T3"># This needs to happen after all calls to all modules</text:span></text:p>
            <text:p><text:span text:style-name="T3">If saved CloseEvent &amp;&amp; send buffer is empty:</text:span></text:p>
            <text:p><text:span text:style-name="T3"><text:s/></text:span><text:span text:style-name="T3">Call close on connection manager;</text:span></text:p>
            <text:p><text:span text:style-name="T3"><text:s/></text:span><text:span text:style-name="T3">Set saved CloseEvent to be NULL;</text:span></text:p>
          </table:table-cell>
          <table:table-cell table:style-name="Default" office:value-type="string">
            <text:p>Update timer according to RFC 2988;</text:p>
            <text:p><text:s text:c="2"/></text:p>
            <text:p><text:s text:c="2"/></text:p>
            <text:p>If ACK &amp;&amp; SND.UNA &lt; SEG.ACK &lt;= SND.NXT:</text:p>
            <text:p><text:s text:c="2"/>SND.UNA ← SEG.ACK;</text:p>
            <text:p><text:s text:c="2"/>Remove anything from send buffer which is ack'ed;</text:p>
            <text:p/>
            <text:p>Else If SEG.ACK &gt; SND.NXT</text:p>
            <text:p><text:s text:c="2"/>Send an ack</text:p>
            <text:p><text:s text:c="2"/>Return</text:p>
            <text:p/>
            <text:p># RFC 2001</text:p>
            <text:p># Duplicate strictly less than SND.UNA</text:p>
            <text:p><text:span text:style-name="T2">Else if ACK &amp;&amp; SEG.ACK &lt;= SND.UNA:</text:span></text:p>
            <text:p><text:span text:style-name="T2"><text:s text:c="2"/></text:span><text:span text:style-name="T2">If dupacknum == SEG.ACK:</text:span></text:p>
            <text:p><text:span text:style-name="T2"><text:s text:c="4"/></text:span><text:span text:style-name="T2">Duplicates ← duplicates + 1;</text:span></text:p>
            <text:p><text:span text:style-name="T2"><text:s text:c="2"/></text:span><text:span text:style-name="T2">Else:</text:span></text:p>
            <text:p><text:span text:style-name="T2"><text:s text:c="4"/></text:span><text:span text:style-name="T2">Duplicates ← 1;</text:span></text:p>
            <text:p><text:span text:style-name="T2"><text:s text:c="4"/></text:span><text:span text:style-name="T2">Dupacknum ← SEG.ACK;</text:span></text:p>
            <text:p><text:span text:style-name="T2"><text:s text:c="2"/></text:span><text:span text:style-name="T2">If: duplicates == 3:</text:span></text:p>
            <text:p><text:span text:style-name="T2"><text:s text:c="4"/></text:span><text:span text:style-name="T2">Duplicate acks = 0;</text:span></text:p>
            <text:p><text:span text:style-name="T2"><text:s text:c="4"/></text:span><text:span text:style-name="T2">Resend packet similar to timing out;</text:span></text:p>
            <text:p/>
            <text:p/>
            <text:p>If FIN or SYN:</text:p>
            <text:p><text:s text:c="2"/>RCV.NXT ← SEG.SEQ + 1;</text:p>
            <text:p/>
            <text:p>Else If data:</text:p>
            <text:p><text:s text:c="2"/>Save packet in priority queue to keep packets ordered</text:p>
            <text:p><text:s text:c="2"/># put as many in order packets as we can into the receive buffer</text:p>
            <text:p><text:s text:c="2"/>If queue.top() == RCV.NXT:</text:p>
            <text:p><text:s text:c="4"/>Save as much contiguous data in receive buffer as we can;</text:p>
            <text:p><text:s text:c="4"/>Peek at data in the queue and update all received data to be correct and</text:p>
            <text:p><text:s text:c="5"/>Remove all packets we can from the queue</text:p>
            <text:p><text:s text:c="4"/>RCV.NXT ← RCV.NXT + amount put in receive buffer; <text:s text:c="3"/></text:p>
            <text:p><text:s text:c="4"/>[ReceiveBufferNotEmpty];</text:p>
            <text:p/>
            <text:p><text:s text:c="2"/>Send ACK # always send ack upon receipt of data</text:p>
          </table:table-cell>
          <table:table-cell office:value-type="string">
            <text:p>if SynAck &amp;&amp; state == SynSent:</text:p>
            <text:p><text:s/>→ Established;</text:p>
            <text:p><text:span text:style-name="T2"><text:s/></text:span><text:span text:style-name="T2">Create Packet;</text:span></text:p>
            <text:p><text:span text:style-name="T2"><text:s/></text:span><text:span text:style-name="T2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  <text:p/>
            <text:p><text:span text:style-name="T2"/></text:p>
            <text:p/>
            <text:p><text:span text:style-name="T4">If Fin &amp;&amp; state == Established:</text:span></text:p>
            <text:p><text:span text:style-name="T4"><text:s/>→ </text:span><text:span text:style-name="T4">CloseWait;</text:span></text:p>
            <text:p><text:span text:style-name="T4"><text:s/></text:span><text:span text:style-name="T3">Create Packet; (ACK)</text:span></text:p>
            <text:p><text:span text:style-name="T3"><text:s/></text:span><text:span text:style-name="T3">Dispatch [SendPacket];</text:span></text:p>
            <text:p><text:span text:style-name="T3"><text:s/></text:span><text:span text:style-name="T3">Dispatch [ResponseEvent] (so we can stop calling recv(), send())</text:span></text:p>
            <text:p><text:span text:style-name="T3"/></text:p>
            <text:p><text:span text:style-name="T3">If FinAck &amp;&amp; state == FinWait1</text:span><text:span text:style-name="T3"> </text:span><text:span text:style-name="T5">&amp;&amp; send buffer is empty</text:span><text:span text:style-name="T5">:</text:span></text:p>
            <text:p><text:span text:style-name="T3"><text:s/>→ </text:span><text:span text:style-name="T3">TimeWait;</text:span></text:p>
            <text:p><text:span text:style-name="T3"><text:s/></text:span><text:span text:style-name="T3">CreatePacket; (ACK)</text:span></text:p>
            <text:p><text:span text:style-name="T3"><text:s/></text:span><text:span text:style-name="T3">Dispatch [SendPacket];</text:span></text:p>
            <text:p><text:span text:style-name="T3"/></text:p>
            <text:p><text:span text:style-name="T3">If Ack &amp;&amp; state == FinWait1 </text:span><text:span text:style-name="T5">&amp;&amp; send buffer is empty:</text:span></text:p>
            <text:p><text:span text:style-name="T3"><text:s/>→ </text:span><text:span text:style-name="T3">FinWait2;</text:span></text:p>
            <text:p><text:span text:style-name="T3"/></text:p>
            <text:p><text:span text:style-name="T3">If Fin &amp;&amp; state == FinWait2:</text:span></text:p>
            <text:p><text:span text:style-name="T3"><text:s/>→ </text:span><text:span text:style-name="T3">TimeWait;</text:span></text:p>
            <text:p><text:span text:style-name="T3"><text:s/></text:span><text:span text:style-name="T3">(On enter of TimeWait, set a timer for 2 MSL)</text:span></text:p>
            <text:p><text:span text:style-name="T3"><text:s/></text:span><text:span text:style-name="T3">CreatePacket; (ACK)</text:span></text:p>
            <text:p><text:span text:style-name="T3"><text:s/></text:span><text:span text:style-name="T3">[SendPacket];</text:span></text:p>
            <text:p><text:span text:style-name="T3"/></text:p>
            <text:p><text:span text:style-name="T3">If pure ACK &amp;&amp; state == LastAck </text:span><text:span text:style-name="T5">&amp;&amp; send buffer is empty</text:span><text:span text:style-name="T3">:</text:span></text:p>
            <text:p><text:span text:style-name="T3"><text:s/></text:span><text:span text:style-name="T3">Dispatch [DeleteSocket];</text:span></text:p>
            <text:p><text:span text:style-name="T3"><text:s/>→ </text:span><text:span text:style-name="T3">Closed</text:span></text:p>
          </table:table-cell>
          <table:table-cell table:style-name="Default" office:value-type="string">
            <text:p># update the send window</text:p>
            <text:p># see page 72 for details on variable definitions</text:p>
            <text:p># what about circular space? <text:s/>tcp.py does not consider it</text:p>
            <text:p>If SND.WL1 &lt; SEG.SEG || (SND.WL1 == SEG.SEQ &amp;&amp; SND.WL2 &lt;= SEG.ACK)):</text:p>
            <text:p><text:s text:c="2"/>SND.WND ← SEG.WND;</text:p>
            <text:p><text:s text:c="2"/>SND.WL1 ← SEG.SEQ;</text:p>
            <text:p><text:s text:c="2"/>SND.WL2 ← SEG.ACK;</text:p>
            <text:p/>
            <text:p>Send as much data as we can</text:p>
          </table:table-cell>
          <table:table-cell table:style-name="Default" table:number-columns-repeated="3"/>
          <table:table-cell table:number-columns-repeated="1015"/>
        </table:table-row>
        <table:table-row table:style-name="ro8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1021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accept())</text:p>
          </table:table-cell>
          <table:table-cell table:number-columns-repeated="1021"/>
        </table:table-row>
        <table:table-row table:style-name="ro9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  <text:p><text:s/>Dispatch [ReceiveBufferNotFull]</text:p>
          </table:table-cell>
          <table:table-cell table:number-columns-repeated="1021"/>
        </table:table-row>
        <table:table-row table:style-name="ro2">
          <table:table-cell office:value-type="string">
            <text:p>ReceiveBufferNotFull</text:p>
          </table:table-cell>
          <table:table-cell office:value-type="string">
            <text:p>if saved FIN &amp;&amp; <text:span text:style-name="T2">(receive buffer not empty OR R.queue() is not empty):</text:span></text:p>
            <text:p><text:s/>Dispatch saved Event;</text:p>
          </table:table-cell>
          <table:table-cell/>
          <table:table-cell table:style-name="Default"/>
          <table:table-cell table:number-columns-repeated="1019"/>
        </table:table-row>
        <table:table-row table:style-name="ro3">
          <table:table-cell office:value-type="string">
            <text:p>recv() (ReceiveEvent)</text:p>
          </table:table-cell>
          <table:table-cell office:value-type="string">
            <text:p>If NOT can receive:</text:p>
            <text:p><text:s/>Return;</text:p>
            <text:p/>
            <text:p>if data in the receive buffer:</text:p>
            <text:p><text:s/>Dispatch [ResponseEvent] with as much data as we possibly can put up to the amount specified by the application</text:p>
            <text:p><text:s/>Dispatch [ReceiveBufferNotFull]</text:p>
            <text:p>Else:</text:p>
            <text:p><text:s/>Save the ReceiveEvent</text:p>
          </table:table-cell>
          <table:table-cell table:number-columns-repeated="1021"/>
        </table:table-row>
        <table:table-row table:style-name="ro10">
          <table:table-cell table:style-name="ce3" office:value-type="string">
            <text:p>CloseEvent</text:p>
          </table:table-cell>
          <table:table-cell table:style-name="ce3" office:value-type="string">
            <text:p>if send buffer is empty:</text:p>
            <text:p><text:s/>Call close in connection manager</text:p>
            <text:p>Else</text:p>
            <text:p><text:s/>Save CloseEvent</text:p>
            <text:p/>
            <text:p>Dispatch [ResponseEvent] (indicating close)</text:p>
          </table:table-cell>
          <table:table-cell table:style-name="ce3"/>
          <table:table-cell table:style-name="ce3" office:value-type="string">
            <text:p>if send buffer is empty &amp;&amp; state == Established:</text:p>
            <text:p><text:s/>→ FinWait1;</text:p>
            <text:p><text:s/>Create Packet;</text:p>
            <text:p><text:s/>Set Fin bit;</text:p>
            <text:p><text:s/>[SendPacket];</text:p>
            <text:p/>
            <text:p>If state == CloseWait:</text:p>
            <text:p><text:s/>→ LastAck;</text:p>
            <text:p><text:s/>Create Packet;</text:p>
            <text:p><text:s/>Set Fin bit;</text:p>
            <text:p><text:s/>[SendPacket];</text:p>
            <text:p/>
            <text:p>If state == Accept:</text:p>
            <text:p><text:s/>→ Closed</text:p>
            <text:p><text:s/>dispatch[DeleteSocketEvent]</text:p>
            <text:p/>
          </table:table-cell>
          <table:table-cell table:style-name="Default"/>
          <table:table-cell table:number-columns-repeated="1018"/>
        </table:table-row>
        <table:table-row table:style-name="ro11">
          <table:table-cell office:value-type="string">
            <text:p>DeleteSocket</text:p>
          </table:table-cell>
          <table:table-cell office:value-type="string">
            <text:p>Remove socket and context from (remove inside out):</text:p>
            <text:p><text:s/>1. Protocol</text:p>
            <text:p><text:s/>2. System (SocketManager)</text:p>
            <text:p><text:s/>3. TimeoutManager</text:p>
            <text:p><text:s/>4. Any Module that cares about sockets</text:p>
          </table:table-cell>
          <table:table-cell table:number-columns-repeated="1021"/>
        </table:table-row>
        <table:table-row table:style-name="ro11">
          <table:table-cell table:number-columns-repeated="1023"/>
        </table:table-row>
        <table:table-row table:style-name="ro11" table:number-rows-repeated="8">
          <table:table-cell/>
          <table:table-cell table:style-name="Default" table:number-columns-repeated="3"/>
          <table:table-cell table:number-columns-repeated="1019"/>
        </table:table-row>
        <table:table-row table:style-name="ro11" table:number-rows-repeated="1048550">
          <table:table-cell table:number-columns-repeated="1023"/>
        </table:table-row>
        <table:table-row table:style-name="ro11">
          <table:table-cell table:number-columns-repeated="102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2">05/12/2011</text:date>, <text:time>16:51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5-12T16:51:33</dc:date>
    <dc:creator>Randy Buck</dc:creator>
    <meta:editing-duration>PT515H17M50S</meta:editing-duration>
    <meta:editing-cycles>233</meta:editing-cycles>
    <meta:generator>OpenOffice.org/3.2$Unix OpenOffice.org_project/320m12$Build-9483</meta:generator>
    <meta:printed-by>Randy Buck</meta:printed-by>
    <meta:print-date>2011-05-12T12:14:44</meta:print-date>
    <meta:document-statistic meta:table-count="3" meta:cell-count="42" meta:object-count="0"/>
  </office:meta>
</office:document-meta>
</file>